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3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keep-together="auto" fo:orphans="2" fo:widows="2" fo:text-indent="0cm" style:auto-text-indent="false" fo:padding="0cm" fo:border="none" fo:keep-with-next="auto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4" style:family="paragraph" style:parent-style-name="Standard">
      <style:paragraph-properties fo:margin-left="0cm" fo:margin-right="0cm" fo:margin-top="0.106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  <style:text-properties fo:font-variant="normal" fo:text-transform="none" fo:color="#666666" loext:opacity="100%" style:text-line-through-style="none" style:text-line-through-type="none" style:text-position="0% 100%" style:font-name="Trebuchet MS" fo:font-size="12pt" fo:font-style="normal" style:text-underline-style="none" fo:font-weight="normal" officeooo:rsid="002a1c62" officeooo:paragraph-rsid="00187f42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Text_20_body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Trebuchet MS" fo:font-size="12pt" fo:letter-spacing="normal" fo:font-style="normal" fo:font-weight="normal" officeooo:paragraph-rsid="00199c1d"/>
    </style:style>
    <style:style style:name="P6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7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8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Open Sans" style:font-name-asian="Open Sans1" style:font-name-complex="Open Sans1"/>
    </style:style>
    <style:style style:name="P9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0c6bca" officeooo:paragraph-rsid="00168c9b" style:font-name-asian="Open Sans1" style:font-size-asian="12pt" style:font-name-complex="Open Sans1" style:font-size-complex="12pt"/>
    </style:style>
    <style:style style:name="P10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1d12be" officeooo:paragraph-rsid="00168c9b" style:font-name-asian="Open Sans1" style:font-size-asian="12pt" style:font-name-complex="Open Sans1" style:font-size-complex="12pt"/>
    </style:style>
    <style:style style:name="P11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251b8e" officeooo:paragraph-rsid="001829c3" style:font-name-asian="Open Sans1" style:font-size-asian="12pt" style:font-name-complex="Open Sans1" style:font-size-complex="12pt"/>
    </style:style>
    <style:style style:name="P12" style:family="paragraph" style:parent-style-name="Standard">
      <style:paragraph-properties fo:margin-top="0.212cm" fo:margin-bottom="0cm" style:contextual-spacing="false" fo:line-height="120%"/>
      <style:text-properties style:font-name="Trebuchet MS" officeooo:paragraph-rsid="00187f42"/>
    </style:style>
    <style:style style:name="P13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2a1c62" officeooo:paragraph-rsid="00187f42" style:font-name-asian="PT Sans Narrow1" style:font-size-asian="12pt" style:font-name-complex="PT Sans Narrow1" style:font-size-complex="12pt"/>
    </style:style>
    <style:style style:name="P14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298919" officeooo:paragraph-rsid="00187f42" style:font-name-asian="PT Sans Narrow1" style:font-size-asian="12pt" style:font-name-complex="PT Sans Narrow1" style:font-size-complex="12pt"/>
    </style:style>
    <style:style style:name="P15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2a1c62" officeooo:paragraph-rsid="00187f42" style:font-size-asian="12pt" style:font-size-complex="12pt"/>
    </style:style>
    <style:style style:name="P16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paragraph-rsid="00187f42" style:font-name-asian="Open Sans1" style:font-size-asian="12pt" style:font-name-complex="Open Sans1" style:font-size-complex="12pt"/>
    </style:style>
    <style:style style:name="P17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187f42" officeooo:paragraph-rsid="00187f42" style:font-name-asian="Open Sans1" style:font-size-asian="12pt" style:font-name-complex="Open Sans1" style:font-size-complex="12pt"/>
    </style:style>
    <style:style style:name="P18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29e253" officeooo:paragraph-rsid="00199c1d" style:font-name-asian="Open Sans1" style:font-size-asian="12pt" style:font-name-complex="Open Sans1" style:font-size-complex="12pt"/>
    </style:style>
    <style:style style:name="P19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" fo:font-size="12pt" officeooo:rsid="003415d6" officeooo:paragraph-rsid="00199c1d" style:font-name-asian="Open Sans1" style:font-size-asian="12pt" style:font-name-complex="Open Sans1" style:font-size-complex="12pt"/>
    </style:style>
    <style:style style:name="P20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style:font-name-asian="PT Sans Narrow1" style:font-name-complex="PT Sans Narrow1"/>
    </style:style>
    <style:style style:name="P21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officeooo:paragraph-rsid="00187f42" style:font-name-asian="PT Sans Narrow1" style:font-name-complex="PT Sans Narrow1"/>
    </style:style>
    <style:style style:name="P22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officeooo:paragraph-rsid="00199c1d" style:font-name-asian="PT Sans Narrow1" style:font-name-complex="PT Sans Narrow1"/>
    </style:style>
    <style:style style:name="P23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officeooo:rsid="002a1c62" officeooo:paragraph-rsid="00187f42" style:font-name-asian="PT Sans Narrow1" style:font-name-complex="PT Sans Narrow1"/>
    </style:style>
    <style:style style:name="P24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fo:font-size="16pt" fo:font-weight="normal" officeooo:rsid="002a1c62" officeooo:paragraph-rsid="00187f42" style:font-name-asian="PT Sans Narrow1" style:font-size-asian="16pt" style:font-weight-asian="normal" style:font-name-complex="PT Sans Narrow1" style:font-size-complex="16pt"/>
    </style:style>
    <style:style style:name="P25" style:family="paragraph" style:parent-style-name="Standard">
      <style:paragraph-properties fo:margin-top="0.212cm" fo:margin-bottom="0cm" style:contextual-spacing="false" fo:line-height="120%" fo:keep-together="auto" fo:keep-with-next="auto"/>
      <style:text-properties fo:color="#666666" loext:opacity="100%" style:font-name="Trebuchet MS" fo:font-size="12pt" officeooo:rsid="0010c95c" officeooo:paragraph-rsid="00187f42" style:font-name-asian="Open Sans1" style:font-size-asian="12pt" style:font-name-complex="Open Sans1" style:font-size-complex="12pt"/>
    </style:style>
    <style:style style:name="P26" style:family="paragraph" style:parent-style-name="Standard">
      <style:paragraph-properties fo:margin-top="0.212cm" fo:margin-bottom="0cm" style:contextual-spacing="false" fo:line-height="120%" fo:keep-together="auto" fo:keep-with-next="auto"/>
      <style:text-properties fo:color="#666666" loext:opacity="100%" style:font-name="Trebuchet MS" fo:font-size="12pt" officeooo:rsid="00298919" officeooo:paragraph-rsid="00187f42" style:font-name-asian="Open Sans1" style:font-size-asian="12pt" style:font-name-complex="Open Sans1" style:font-size-complex="12pt"/>
    </style:style>
    <style:style style:name="P27" style:family="paragraph" style:parent-style-name="Standard">
      <style:paragraph-properties fo:margin-top="0.212cm" fo:margin-bottom="0cm" style:contextual-spacing="false" fo:line-height="120%" fo:keep-together="auto" fo:keep-with-next="auto"/>
      <style:text-properties fo:color="#666666" loext:opacity="100%" style:font-name="Trebuchet MS" fo:font-size="12pt" officeooo:rsid="00386a88" officeooo:paragraph-rsid="00199c1d" style:font-name-asian="Open Sans1" style:font-size-asian="12pt" style:font-name-complex="Open Sans1" style:font-size-complex="12pt"/>
    </style:style>
    <style:style style:name="P28" style:family="paragraph" style:parent-style-name="Text_20_body">
      <style:paragraph-properties fo:margin-top="0.212cm" fo:margin-bottom="0cm" style:contextual-spacing="false" fo:line-height="120%"/>
      <style:text-properties fo:font-variant="normal" fo:text-transform="none" fo:color="#666666" loext:opacity="100%" style:font-name="Trebuchet MS" fo:font-size="12pt" fo:letter-spacing="normal" fo:font-style="normal" fo:font-weight="normal" officeooo:rsid="0029e253" officeooo:paragraph-rsid="00199c1d" style:font-name-asian="Open Sans1" style:font-size-asian="12pt" style:font-name-complex="Open Sans1" style:font-size-complex="12pt"/>
    </style:style>
    <style:style style:name="P29" style:family="paragraph" style:parent-style-name="Heading_20_1">
      <style:paragraph-properties fo:margin-top="0.847cm" fo:margin-bottom="0cm" style:contextual-spacing="false" fo:line-height="130%" fo:orphans="0" fo:widows="0"/>
      <style:text-properties fo:color="#ff5e0e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30" style:family="paragraph" style:parent-style-name="Heading_20_1">
      <style:paragraph-properties fo:margin-top="0.847cm" fo:margin-bottom="0cm" style:contextual-spacing="false" fo:line-height="130%" fo:orphans="0" fo:widows="0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31" style:family="paragraph" style:parent-style-name="Heading_20_1">
      <style:paragraph-properties fo:margin-top="0.847cm" fo:margin-bottom="0cm" style:contextual-spacing="false" fo:line-height="130%" fo:orphans="0" fo:widows="0" fo:break-before="page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32" style:family="paragraph" style:parent-style-name="Heading_20_1">
      <style:paragraph-properties fo:margin-top="0.847cm" fo:margin-bottom="0cm" style:contextual-spacing="false" fo:line-height="130%" fo:orphans="0" fo:widows="0" fo:break-before="page"/>
      <style:text-properties fo:color="#1155cc" loext:opacity="100%" style:font-name="PT Sans Narrow" fo:font-size="18pt" fo:font-weight="bold" officeooo:rsid="000c0bad" officeooo:paragraph-rsid="000c0bad" style:font-name-asian="PT Sans Narrow1" style:font-size-asian="18pt" style:font-weight-asian="bold" style:font-name-complex="PT Sans Narrow1" style:font-size-complex="18pt"/>
    </style:style>
    <style:style style:name="P33" style:family="paragraph" style:parent-style-name="Title" style:master-page-name="Standard">
      <style:paragraph-properties fo:text-align="center" style:justify-single-word="false" style:page-number="1"/>
      <style:text-properties fo:color="#38761d" loext:opacity="100%" style:font-name="Trebuchet MS1" fo:font-weight="bold" style:font-name-asian="Trebuchet MS3" style:font-weight-asian="bold" style:font-name-complex="Trebuchet MS3"/>
    </style:style>
    <style:style style:name="P34" style:family="paragraph" style:parent-style-name="Heading_20_2">
      <style:paragraph-properties fo:margin-top="0.212cm" fo:margin-bottom="0cm" style:contextual-spacing="false" fo:line-height="120%" fo:text-align="center" style:justify-single-word="false" fo:keep-together="auto" fo:keep-with-next="auto"/>
      <style:text-properties fo:color="#008575" loext:opacity="100%" style:font-name="PT Sans Narrow" fo:font-size="24pt" officeooo:paragraph-rsid="000c6bca" style:font-name-asian="PT Sans Narrow1" style:font-size-asian="24pt" style:font-name-complex="PT Sans Narrow1" style:font-size-complex="24pt"/>
    </style:style>
    <style:style style:name="P35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168c9b" officeooo:paragraph-rsid="00168c9b" style:font-name-asian="Open Sans1" style:font-size-asian="12pt" style:font-name-complex="Open Sans1" style:font-size-complex="12pt"/>
    </style:style>
    <style:style style:name="P36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style:font-name-asian="Open Sans1" style:font-size-asian="12pt" style:font-name-complex="Open Sans1" style:font-size-complex="12pt"/>
    </style:style>
    <style:style style:name="P37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10c95c" style:font-name-asian="Open Sans1" style:font-size-asian="12pt" style:font-name-complex="Open Sans1" style:font-size-complex="12pt"/>
    </style:style>
    <style:style style:name="P38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" fo:font-size="12pt" officeooo:rsid="0010c95c" officeooo:paragraph-rsid="0010c95c" style:font-name-asian="Open Sans1" style:font-size-asian="12pt" style:font-name-complex="Open Sans1" style:font-size-complex="12pt"/>
    </style:style>
    <style:style style:name="P39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style:font-name-asian="Open Sans1" style:font-size-asian="12pt" style:font-name-complex="Open Sans1" style:font-size-complex="12pt"/>
    </style:style>
    <style:style style:name="P40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10c95c" officeooo:paragraph-rsid="00187f42" style:font-name-asian="Open Sans1" style:font-size-asian="12pt" style:font-name-complex="Open Sans1" style:font-size-complex="12pt"/>
    </style:style>
    <style:style style:name="P41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11b318" officeooo:paragraph-rsid="00187f42" style:font-name-asian="Open Sans1" style:font-size-asian="12pt" style:font-name-complex="Open Sans1" style:font-size-complex="12pt"/>
    </style:style>
    <style:style style:name="P42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style:font-name-asian="Open Sans1" style:font-size-asian="12pt" style:font-name-complex="Open Sans1" style:font-size-complex="12pt"/>
    </style:style>
    <style:style style:name="P43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10c95c" officeooo:paragraph-rsid="00187f42" style:font-name-asian="Open Sans1" style:font-size-asian="12pt" style:font-name-complex="Open Sans1" style:font-size-complex="12pt"/>
    </style:style>
    <style:style style:name="P44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298919" officeooo:paragraph-rsid="00187f42" style:font-name-asian="Open Sans1" style:font-size-asian="12pt" style:font-name-complex="Open Sans1" style:font-size-complex="12pt"/>
    </style:style>
    <style:style style:name="P45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11b318" officeooo:paragraph-rsid="00187f42" style:font-name-asian="Open Sans1" style:font-size-asian="12pt" style:font-name-complex="Open Sans1" style:font-size-complex="12pt"/>
    </style:style>
    <style:style style:name="P46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" fo:font-size="12pt" officeooo:rsid="00298919" officeooo:paragraph-rsid="00187f42" style:font-size-asian="12pt" style:font-size-complex="12pt"/>
    </style:style>
    <style:style style:name="P47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officeooo:rsid="000d1e30" officeooo:paragraph-rsid="000d1e30" style:font-name-asian="Open Sans1" style:font-size-asian="12pt" style:font-name-complex="Open Sans1" style:font-size-complex="12pt"/>
    </style:style>
    <style:style style:name="P48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officeooo:rsid="00168c9b" officeooo:paragraph-rsid="00168c9b" style:font-name-asian="Open Sans1" style:font-size-asian="12pt" style:font-name-complex="Open Sans1" style:font-size-complex="12pt"/>
    </style:style>
    <style:style style:name="P49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officeooo:rsid="000eed17" officeooo:paragraph-rsid="000eed17" style:font-name-asian="Open Sans1" style:font-size-asian="12pt" style:font-name-complex="Open Sans1" style:font-size-complex="12pt"/>
    </style:style>
    <style:style style:name="P50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" fo:font-size="12pt" style:font-name-asian="Open Sans1" style:font-size-asian="12pt" style:font-name-complex="Open Sans1" style:font-size-complex="12pt"/>
    </style:style>
    <style:style style:name="T1" style:family="text">
      <style:text-properties fo:color="#38761d" loext:opacity="100%" fo:font-weight="bold" style:font-weight-asian="bold"/>
    </style:style>
    <style:style style:name="T2" style:family="text">
      <style:text-properties fo:font-variant="normal" fo:text-transform="none" fo:color="#38761d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87f42"/>
    </style:style>
    <style:style style:name="T5" style:family="text">
      <style:text-properties officeooo:rsid="000d1e30"/>
    </style:style>
    <style:style style:name="T6" style:family="text">
      <style:text-properties officeooo:rsid="000eed17"/>
    </style:style>
    <style:style style:name="T7" style:family="text">
      <style:text-properties officeooo:rsid="0010b705"/>
    </style:style>
    <style:style style:name="T8" style:family="text">
      <style:text-properties officeooo:rsid="00201496"/>
    </style:style>
    <style:style style:name="T9" style:family="text">
      <style:text-properties officeooo:rsid="001d12be"/>
    </style:style>
    <style:style style:name="T10" style:family="text">
      <style:text-properties officeooo:rsid="001e2fbf"/>
    </style:style>
    <style:style style:name="T11" style:family="text">
      <style:text-properties officeooo:rsid="00183cb3"/>
    </style:style>
    <style:style style:name="T12" style:family="text">
      <style:text-properties officeooo:rsid="00168c9b"/>
    </style:style>
    <style:style style:name="T13" style:family="text">
      <style:text-properties officeooo:rsid="001829c3"/>
    </style:style>
    <style:style style:name="T14" style:family="text">
      <style:text-properties style:font-name-asian="Open Sans1" style:font-name-complex="Open Sans1"/>
    </style:style>
    <style:style style:name="T15" style:family="text">
      <style:text-properties officeooo:rsid="0011b318" style:font-name-asian="Open Sans1" style:font-name-complex="Open Sans1"/>
    </style:style>
    <style:style style:name="T16" style:family="text">
      <style:text-properties officeooo:rsid="00268c05"/>
    </style:style>
    <style:style style:name="T17" style:family="text">
      <style:text-properties fo:font-weight="normal" style:font-name-asian="PT Sans Narrow1" style:font-weight-asian="normal" style:font-name-complex="PT Sans Narrow1"/>
    </style:style>
    <style:style style:name="T18" style:family="text">
      <style:text-properties fo:font-weight="normal" officeooo:rsid="002e7cad" style:font-name-asian="PT Sans Narrow1" style:font-weight-asian="normal" style:font-name-complex="PT Sans Narrow1"/>
    </style:style>
    <style:style style:name="T19" style:family="text">
      <style:text-properties fo:font-weight="normal" officeooo:rsid="00187f42" style:font-name-asian="PT Sans Narrow1" style:font-weight-asian="normal" style:font-name-complex="PT Sans Narrow1"/>
    </style:style>
    <style:style style:name="T20" style:family="text">
      <style:text-properties fo:font-weight="normal" officeooo:rsid="000c6bca" style:font-weight-asian="normal"/>
    </style:style>
    <style:style style:name="T21" style:family="text">
      <style:text-properties fo:font-weight="normal" officeooo:rsid="00168c9b" style:font-weight-asian="normal"/>
    </style:style>
    <style:style style:name="T22" style:family="text">
      <style:text-properties fo:color="#695d46" loext:opacity="100%" fo:font-size="12pt" officeooo:rsid="0010c95c" style:font-name-asian="Open Sans1" style:font-size-asian="12pt" style:font-name-complex="Open Sans1" style:font-size-complex="12pt"/>
    </style:style>
    <style:style style:name="T23" style:family="text">
      <style:text-properties fo:color="#695d46" loext:opacity="100%" fo:font-size="12pt" officeooo:rsid="00251b8e" style:font-name-asian="Open Sans1" style:font-size-asian="12pt" style:font-name-complex="Open Sans1" style:font-size-complex="12pt"/>
    </style:style>
    <style:style style:name="T24" style:family="text">
      <style:text-properties officeooo:rsid="00187f42"/>
    </style:style>
    <style:style style:name="T25" style:family="text">
      <style:text-properties officeooo:rsid="00298919"/>
    </style:style>
    <style:style style:name="T26" style:family="text">
      <style:text-properties officeooo:rsid="0035d073"/>
    </style:style>
    <style:style style:name="T27" style:family="text">
      <style:text-properties officeooo:rsid="00199c1d"/>
    </style:style>
    <style:style style:name="T28" style:family="text">
      <style:text-properties fo:font-size="16pt" fo:font-weight="normal" officeooo:rsid="000c6bca" style:font-size-asian="16pt" style:font-weight-asian="normal" style:font-size-complex="16pt"/>
    </style:style>
    <style:style style:name="T29" style:family="text">
      <style:text-properties fo:font-size="16pt" fo:font-weight="normal" officeooo:rsid="00168c9b" style:font-size-asian="16pt" style:font-weight-asian="normal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 text:name="_5mw9lm6ojva"/>Modèle de fiche de poste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yf3tdka4if6" text:style-name="Index_20_Link" text:visited-style-name="Index_20_Link"><text:span text:style-name="T1">L’identification du poste</text:span></text:a><text:span text:style-name="T1"><text:tab/>2</text:span></text:p>
          <text:p text:style-name="P6"><text:a xlink:type="simple" xlink:href="#_yehrgi5plxip" text:style-name="Index_20_Link" text:visited-style-name="Index_20_Link"><text:span text:style-name="T2">Intitulé du poste</text:span></text:a><text:span text:style-name="T2"><text:tab/>2</text:span></text:p>
          <text:p text:style-name="P6"><text:a xlink:type="simple" xlink:href="#_lojggl9umgqn" text:style-name="Index_20_Link" text:visited-style-name="Index_20_Link"><text:span text:style-name="T2">Description brève du poste</text:span></text:a><text:span text:style-name="T2"><text:tab/>2</text:span></text:p>
          <text:p text:style-name="P6"><text:a xlink:type="simple" xlink:href="#_3mbb0adk613m" text:style-name="Index_20_Link" text:visited-style-name="Index_20_Link"><text:span text:style-name="T2">Missions confiées</text:span></text:a><text:span text:style-name="T2"><text:tab/>2</text:span></text:p>
          <text:p text:style-name="P2"><text:a xlink:type="simple" xlink:href="#_iguw8nkqy3m1" text:style-name="Index_20_Link" text:visited-style-name="Index_20_Link"><text:span text:style-name="T1">Environnement du poste de travail</text:span></text:a><text:span text:style-name="T1"><text:tab/>3</text:span></text:p>
          <text:p text:style-name="P6"><text:a xlink:type="simple" xlink:href="#_ya9ldh31040g" text:style-name="Index_20_Link" text:visited-style-name="Index_20_Link"><text:span text:style-name="T2">Rattachement hiérarchique</text:span></text:a><text:span text:style-name="T2"><text:tab/>3</text:span></text:p>
          <text:p text:style-name="P6"><text:a xlink:type="simple" xlink:href="#_kxzde1sl79s3" text:style-name="Index_20_Link" text:visited-style-name="Index_20_Link"><text:span text:style-name="T2">Lieu de travail</text:span></text:a><text:span text:style-name="T2"><text:tab/>3</text:span></text:p>
          <text:p text:style-name="P6"><text:a xlink:type="simple" xlink:href="#_am51yn6vjykw" text:style-name="Index_20_Link" text:visited-style-name="Index_20_Link"><text:span text:style-name="T2">Mobilité géographique</text:span></text:a><text:span text:style-name="T2"><text:tab/>3</text:span></text:p>
          <text:p text:style-name="P6"><text:a xlink:type="simple" xlink:href="#_d3333iukpw7" text:style-name="Index_20_Link" text:visited-style-name="Index_20_Link"><text:span text:style-name="T2">Horaires</text:span></text:a><text:span text:style-name="T2"><text:tab/>3</text:span></text:p>
          <text:p text:style-name="P2"><text:a xlink:type="simple" xlink:href="#_2np557f0sq81" text:style-name="Index_20_Link" text:visited-style-name="Index_20_Link"><text:span text:style-name="T1">Aspects liés au contrat de travail</text:span></text:a><text:span text:style-name="T1"><text:tab/>4</text:span></text:p>
          <text:p text:style-name="P6"><text:a xlink:type="simple" xlink:href="#_nrgx9d7e9lhs" text:style-name="Index_20_Link" text:visited-style-name="Index_20_Link"><text:span text:style-name="T2">Le statut</text:span></text:a><text:span text:style-name="T2"><text:tab/>4</text:span></text:p>
          <text:p text:style-name="P6"><text:a xlink:type="simple" xlink:href="#_ch1xogkq8nq2" text:style-name="Index_20_Link" text:visited-style-name="Index_20_Link"><text:span text:style-name="T2">Le type de contrat de travail</text:span></text:a><text:span text:style-name="T2"><text:tab/>4</text:span></text:p>
          <text:p text:style-name="P6"><text:a xlink:type="simple" xlink:href="#_b2nh6qhkntia" text:style-name="Index_20_Link" text:visited-style-name="Index_20_Link"><text:span text:style-name="T2">Rémunération</text:span></text:a><text:span text:style-name="T2"><text:tab/>4</text:span></text:p>
          <text:p text:style-name="P6"><text:a xlink:type="simple" xlink:href="#_cbey8oml72ps" text:style-name="Index_20_Link" text:visited-style-name="Index_20_Link"><text:span text:style-name="T2">Modalités de temps de travail</text:span></text:a><text:span text:style-name="T2"><text:tab/>4</text:span></text:p>
          <text:p text:style-name="P6"><text:a xlink:type="simple" xlink:href="#_t0a1gynud9mw" text:style-name="Index_20_Link" text:visited-style-name="Index_20_Link"><text:span text:style-name="T2">Diplômes requis</text:span></text:a><text:span text:style-name="T2"><text:tab/>4</text:span></text:p>
          <text:p text:style-name="P2"><text:a xlink:type="simple" xlink:href="#_dkyu99sg1ult" text:style-name="Index_20_Link" text:visited-style-name="Index_20_Link"><text:span text:style-name="T1">Gestion des compétences</text:span></text:a><text:span text:style-name="T1"><text:tab/>5</text:span></text:p>
          <text:p text:style-name="P6"><text:a xlink:type="simple" xlink:href="#_w8jnrg7n1453" text:style-name="Index_20_Link" text:visited-style-name="Index_20_Link"><text:span text:style-name="T2">Compétences requises</text:span></text:a><text:span text:style-name="T2"><text:tab/>5</text:span></text:p>
          <text:p text:style-name="P7"><text:a xlink:type="simple" xlink:href="#_p8jr4qdxfmsr" text:style-name="Index_20_Link" text:visited-style-name="Index_20_Link"><text:span text:style-name="T2">Niveau d’expérience</text:span></text:a><text:span text:style-name="T2"><text:tab/>5</text:span></text:p>
        </text:index-body>
      </text:table-of-content>
      <text:p text:style-name="Standard"/>
      <text:p text:style-name="Standard"/>
      <text:p text:style-name="P29"><text:bookmark text:name="_pmazbh81wixz"/></text:p>
      <text:p text:style-name="P32"><text:bookmark text:name="_tyf3tdka4if6"/>L’identification du poste</text:p>
      <text:p text:style-name="P34"><text:span text:style-name="T20">Développeur Java EE </text:span><text:span text:style-name="T21">Junior</text:span></text:p>
      <text:p text:style-name="P20"><text:bookmark text:name="_lojggl9umgqn"/>Description brève du poste</text:p>
      <text:p text:style-name="P9">Au sein d’une équipe de 6 développeurs <text:s/><text:span text:style-name="T8">en fonctionnement agile</text:span>, vous assure<text:span text:style-name="T8">z</text:span> l’implémentation d’une nouvelle solution <text:span text:style-name="T9">pour la banque internationale GitMeMoney. Un</text:span><text:span text:style-name="T10">e</text:span><text:span text:style-name="T9"> application web dédiée à la </text:span><text:span text:style-name="T5">Gestion de Cryptomonnaie</text:span> <text:span text:style-name="T11">avec une architecture microservice <text:s/>basé sur Angular et Java.</text:span></text:p>
      <text:p text:style-name="P10">Vous serez impliqué sur différentes phases du projet allant du développement <text:span text:style-name="T8">des fonctionnalités</text:span> passant par l’écriture des test<text:span text:style-name="T8">s</text:span>, jusqu’à la mise en production.</text:p>
      <text:p text:style-name="P35">Vous avez de bonne base en développement logiciel, souhaitez vous perfectionner sur le langage Java et différents framework qui l’accompagnent.</text:p>
      <text:p text:style-name="P20"><text:bookmark text:name="_3mbb0adk613m"/>Missions confiées</text:p>
      <text:list xml:id="list4284411184" text:style-name="WWNum1">
        <text:list-item>
          <text:p text:style-name="P39">Mission 1</text:p>
          <text:list>
            <text:list-item>
              <text:p text:style-name="P47">Participer à la phase de développement <text:s/><text:span text:style-name="T6">des différentes couches de l’application</text:span></text:p>
            </text:list-item>
            <text:list-item>
              <text:p text:style-name="P48">Rédiger des tests unitaires </text:p>
            </text:list-item>
          </text:list>
        </text:list-item>
        <text:list-item>
          <text:p text:style-name="P42">Mission 2</text:p>
          <text:list>
            <text:list-item>
              <text:p text:style-name="P49">Participer aux différentes réunions d<text:span text:style-name="T12">e l’équipe agile.</text:span></text:p>
            </text:list-item>
            <text:list-item>
              <text:p text:style-name="P50"/>
            </text:list-item>
          </text:list>
        </text:list-item>
        <text:list-item>
          <text:p text:style-name="P42">Mission 3</text:p>
          <text:list>
            <text:list-item>
              <text:p text:style-name="P48">Rédiger de la documentation technique</text:p>
            </text:list-item>
            <text:list-item>
              <text:p text:style-name="P50"/>
            </text:list-item>
          </text:list>
        </text:list-item>
      </text:list>
      <text:p text:style-name="P3"><text:bookmark text:name="_3at9u9s4e0vp"/></text:p>
      <text:p text:style-name="P31"><text:bookmark text:name="_iguw8nkqy3m1"/>Environnement du poste de travail</text:p>
      <text:p text:style-name="P20"><text:bookmark text:name="_ya9ldh31040g"/>Rattachement hiérarchique</text:p>
      <text:p text:style-name="P36"><text:span text:style-name="T13">Vous occupez un poste de junior encadré par des seniors.</text:span></text:p>
      <text:p text:style-name="P20"><text:bookmark text:name="_kxzde1sl79s3"/>Lieu de travail</text:p>
      <text:p text:style-name="P37">Paris + Domicile (Télétravail possible)</text:p>
      <text:p text:style-name="P20"><text:bookmark text:name="_am51yn6vjykw"/>Mobilité géographique</text:p>
      <text:p text:style-name="P38">Paris et sa région</text:p>
      <text:p text:style-name="P20"><text:bookmark text:name="_d3333iukpw7"/>Horaires</text:p>
      <text:p text:style-name="P11">9h – 18h </text:p>
      <text:p text:style-name="P8"/>
      <text:p text:style-name="P30"><text:bookmark text:name="_izh0w05mz75r"/></text:p>
      <text:p text:style-name="P31"><text:bookmark text:name="_2np557f0sq81"/>Aspects liés au contrat de travail</text:p>
      <text:p text:style-name="P8"/>
      <text:p text:style-name="P23">Le statut</text:p>
      <text:p text:style-name="P13">Cadre</text:p>
      <text:p text:style-name="P24">Type de contrat de travail</text:p>
      <text:p text:style-name="P15"><text:span text:style-name="T19">CDI </text:span><text:span text:style-name="T17"><text:s/>ou free-lance</text:span></text:p>
      <text:p text:style-name="P24">La rémunération</text:p>
      <text:p text:style-name="P4">Fourchette <text:span text:style-name="T24">30 - </text:span>37K€ </text:p>
      <text:p text:style-name="P21"><text:bookmark text:name="_cbey8oml72ps"/>Modalités de temps de travail</text:p>
      <text:p text:style-name="P12"><text:span text:style-name="T22">Temps plein</text:span><text:span text:style-name="T23">.</text:span></text:p>
      <text:p text:style-name="P21"><text:bookmark text:name="_t0a1gynud9mw"/>Diplômes requis</text:p>
      <text:p text:style-name="P25"><text:span text:style-name="T16">Formation <text:s/></text:span>Bac +3 <text:s/><text:span text:style-name="T16">minimum</text:span></text:p>
      <text:p text:style-name="P8"/>
      <text:p text:style-name="P30"><text:bookmark text:name="_yb84yajcu17v"/></text:p>
      <text:p text:style-name="P31"><text:bookmark text:name="_dkyu99sg1ult"/>Gestion des compétences</text:p>
      <text:p text:style-name="P21">Compétences requises</text:p>
      <text:p text:style-name="P16">Compétences techniques</text:p>
      <text:list xml:id="list180037947285535" text:continue-numbering="true" text:style-name="WWNum1">
        <text:list-item>
          <text:p text:style-name="P40"><text:span text:style-name="T25">Connaissance avancée du l</text:span>angage J<text:span text:style-name="T25">ava</text:span></text:p>
        </text:list-item>
        <text:list-item>
          <text:p text:style-name="P43">Framework Spring Boot, Spring Security, JPA Hibernate</text:p>
        </text:list-item>
        <text:list-item>
          <text:p text:style-name="P43">Angular et framework front: Bootstrap, JQuery</text:p>
        </text:list-item>
        <text:list-item>
          <text:p text:style-name="P44">Postgre SQL</text:p>
        </text:list-item>
        <text:list-item>
          <text:p text:style-name="P44">Outils de livraison et d’intégration continue (GitLab, Jenkins, SonarQube...)</text:p>
        </text:list-item>
      </text:list>
      <text:p text:style-name="P16">Aptitudes professionnelles</text:p>
      <text:list xml:id="list180038205071182" text:continue-numbering="true" text:style-name="WWNum1">
        <text:list-item>
          <text:p text:style-name="P41">Autonome et rigoureux </text:p>
        </text:list-item>
        <text:list-item>
          <text:p text:style-name="P46"><text:span text:style-name="T15">E</text:span><text:span text:style-name="T14">sprit d’équipe</text:span></text:p>
        </text:list-item>
        <text:list-item>
          <text:p text:style-name="P45">Ponctuel </text:p>
        </text:list-item>
      </text:list>
      <text:p text:style-name="P21"><text:bookmark text:name="_p8jr4qdxfmsr"/>Niveau d’expérience</text:p>
      <text:p text:style-name="P14"><text:span text:style-name="T24">1 </text:span>an d’expérience dans les technologies autour de Java et Spring</text:p>
      <text:p text:style-name="P26"><text:span text:style-name="T4">Des </text:span><text:span text:style-name="T3">connaissance</text:span><text:span text:style-name="T4">s</text:span><text:span text:style-name="T3"> dans les frameworks front-end: Angular, Bootstrap et JQuery, </text:span><text:span text:style-name="T4">sont un plus. </text:span></text:p>
      <text:p text:style-name="P17"><text:span text:style-name="T4">U</text:span><text:span text:style-name="T3">ne bonne connaissance de la méthodologie SCRUM</text:span></text:p>
      <text:p text:style-name="P8"/>
      <text:p text:style-name="P22">Critères d’évaluations pour l’entretien </text:p>
      <text:p text:style-name="P28">La première impression. </text:p>
      <text:p text:style-name="P5">La formation et les compétences techniques. </text:p>
      <text:p text:style-name="P5">L'expérience.</text:p>
      <text:p text:style-name="P5">La motivation. </text:p>
      <text:p text:style-name="P5">La capacité d'écoute. </text:p>
      <text:p text:style-name="P5">La rémunération et la disponibilité.</text:p>
      <text:p text:style-name="P18"/>
      <text:p text:style-name="P22"><text:bookmark text:name="_xwcbvdq1jvg1"/>Type d’évaluation à mettre en place lors de l'entretien</text:p>
      <text:p text:style-name="P19"><text:span text:style-name="T26">Q</text:span>CM <text:s/><text:span text:style-name="T27">Java</text:span></text:p>
      <text:p text:style-name="P27">QCM sur les bonnes pratiques du développement logici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3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2" fo:font-family="'Trebuchet MS'" style:font-style-name="Normal" style:font-family-generic="swiss" style:font-pitch="variable" fo:font-size="12pt"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font-name="Open Sans" fo:font-family="'Open Sans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1-08-31T18:00:36.915000000</dc:date>
    <meta:editing-duration>PT14H23M26S</meta:editing-duration>
    <meta:editing-cycles>10</meta:editing-cycles>
    <meta:document-statistic meta:table-count="0" meta:image-count="0" meta:object-count="0" meta:page-count="5" meta:paragraph-count="81" meta:word-count="412" meta:character-count="2686" meta:non-whitespace-character-count="2351"/>
  </office:meta>
</office:document-meta>
</file>